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Header" style:list-style-name="L10"/>
    <style:style style:name="P3" style:family="paragraph" style:parent-style-name="Standard" style:list-style-name="L1"/>
    <style:style style:name="P4" style:family="paragraph" style:parent-style-name="Standard" style:list-style-name="L6"/>
    <style:style style:name="P5" style:family="paragraph" style:parent-style-name="Standard">
      <style:text-properties fo:font-weight="normal" style:font-weight-asian="normal" style:font-weight-complex="normal"/>
    </style:style>
    <style:style style:name="P6" style:family="paragraph" style:parent-style-name="Standard" style:list-style-name="L7">
      <style:text-properties fo:font-weight="normal" style:font-weight-asian="normal" style:font-weight-complex="normal"/>
    </style:style>
    <style:style style:name="P7" style:family="paragraph" style:parent-style-name="Standard" style:list-style-name="L8">
      <style:text-properties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list-style-name="L11">
      <style:text-properties style:text-underline-style="none" fo:font-weight="bold" style:font-weight-asian="bold" style:font-weight-complex="bold"/>
    </style:style>
    <style:style style:name="P11" style:family="paragraph" style:parent-style-name="Standard" style:list-style-name="L9"/>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able of contents</text:p>
      <text:p text:style-name="Standard"/>
      <text:list xml:id="list8976169543960771027" text:style-name="L1">
        <text:list-item>
          <text:p text:style-name="P3">List of games and their specific details </text:p>
        </text:list-item>
        <text:list-item>
          <text:p text:style-name="P3">Individual Gaming categories/ Audience groups</text:p>
        </text:list-item>
        <text:list-item>
          <text:p text:style-name="P3">Statistics</text:p>
        </text:list-item>
        <text:list-item>
          <text:p text:style-name="P3">Quotes </text:p>
        </text:list-item>
      </text:list>
      <text:p text:style-name="Standard"/>
      <text:p text:style-name="P8">List of games and their specific details </text:p>
      <text:p text:style-name="P9"/>
      <text:list xml:id="list3429718596016281402" text:style-name="L11">
        <text:list-item>
          <text:p text:style-name="P10">Angry Birds<text:line-break/><text:span text:style-name="T2">1 billion downloads<text:line-break/>Cost <text:s/>€100,000+</text:span><text:line-break/></text:p>
        </text:list-item>
        <text:list-item>
          <text:p text:style-name="P10">Angry Birds Space<text:note text:id="ftn9" text:note-class="footnote"><text:note-citation>1</text:note-citation><text:note-body><text:p text:style-name="Footnote">As of march 2012</text:p></text:note-body></text:note><text:line-break/><text:span text:style-name="T2">10 million downloads in 3 days<text:line-break/></text:span></text:p>
        </text:list-item>
        <text:list-item>
          <text:p text:style-name="P10">Bejewelled <text:line-break/><text:span text:style-name="T2">10 years old<text:line-break/>50 million sales<text:line-break/></text:span></text:p>
        </text:list-item>
        <text:list-item>
          <text:p text:style-name="P10">Call of Duty: Black Ops<text:line-break/><text:span text:style-name="T2">Fired 1.1 trillion Shots<text:line-break/>Landed 5 billion headshots<text:line-break/>Have killed the worlds population 9 times.<text:line-break/></text:span></text:p>
        </text:list-item>
        <text:list-item>
          <text:p text:style-name="P10">Doodle jump<text:span text:style-name="T2"><text:line-break/>Downloaded over 10 million times<text:line-break/></text:span></text:p>
        </text:list-item>
        <text:list-item>
          <text:p text:style-name="P10">FarmVille<text:span text:style-name="T2"><text:line-break/>2010: Peak 70 million MAUs<text:line-break/>2011: 35.6 Million MAUs (&amp; 8.1m DAUs)<text:line-break/>2012: 18.7 Million MAUs (&amp; 3m DAUs)<text:line-break/></text:span></text:p>
        </text:list-item>
        <text:list-item>
          <text:p text:style-name="P10">Heavy Rain<text:line-break/><text:span text:style-name="T2">4 Million Lines of Code<text:line-break/>30000 Unique Animations<text:line-break/>220 People in Team</text:span></text:p>
        </text:list-item>
      </text:list>
      <text:p text:style-name="P9"><text:span text:style-name="T2"/></text:p>
      <text:list xml:id="list30587277" text:continue-numbering="true" text:style-name="L11">
        <text:list-item>
          <text:p text:style-name="P10">Inifinity blade</text:p>
          <text:p text:style-name="P10"><text:span text:style-name="T2">Cost $11 million in 6 months</text:span><text:line-break/></text:p>
        </text:list-item>
        <text:list-item>
          <text:p text:style-name="P10">L.A.NOIRE<text:span text:style-name="T2"><text:line-break/>7 Years in the making<text:line-break/>89 Metacritic<text:line-break/>4 Million shipped<text:line-break/></text:span></text:p>
        </text:list-item>
        <text:list-item>
          <text:p text:style-name="P10"><text:soft-page-break/>Pet Society <text:span text:style-name="T2"><text:line-break/>2011: 7.8 Millin MAUs</text:span></text:p>
        </text:list-item>
        <text:list-item>
          <text:p text:style-name="P10"><text:span text:style-name="T2">2012: 4.4 Million MAUs<text:line-break/></text:span></text:p>
        </text:list-item>
        <text:list-item>
          <text:p text:style-name="P10">Plants Vs Zombies<text:span text:style-name="T2"><text:line-break/>EA bought PopCa $750 million<text:line-break/></text:span></text:p>
        </text:list-item>
        <text:list-item>
          <text:p text:style-name="P10">Tetris<text:line-break/><text:span text:style-name="T2">100 million sold<text:line-break/>2005 EA buys Jamdat (now owner of tetris) for $680 million<text:line-break/></text:span></text:p>
        </text:list-item>
        <text:list-item>
          <text:p text:style-name="P10">Wii Sports<text:span text:style-name="T2"><text:note text:id="ftn7" text:note-class="footnote"><text:note-citation>2</text:note-citation><text:note-body><text:p text:style-name="P9"><text:span text:style-name="T2"><text:s text:c="2"/>as of 2006</text:span></text:p></text:note-body></text:note></text:span><text:span text:style-name="T2"> <text:line-break/>77 Million Sales<text:line-break/>76 Metacritic<text:line-break/></text:span></text:p>
          <text:p text:style-name="P10"><text:span text:style-name="T2"><text:line-break/></text:span></text:p>
        </text:list-item>
      </text:list>
      <text:p text:style-name="Standard"/>
      <text:p text:style-name="P8">Individual Gaming categories/ Audience groups</text:p>
      <text:p text:style-name="P8"/>
      <text:list xml:id="list8483139033461131956" text:style-name="L9">
        <text:list-item>
          <text:p text:style-name="P11"><text:span text:style-name="T3">Hardcore<text:line-break/></text:span><text:span text:style-name="T4">The games industry equivalent of the Hollywood blockbuster. </text:span>These titles generally have the largest budgets and strive for the highest quality.<text:line-break/><text:line-break/>While such successes attract huge budgets and potentially huge sales, they are also associated with the greatest risk, requiring large developments teams and lenghy development periods.<text:line-break/></text:p>
        </text:list-item>
        <text:list-item>
          <text:p text:style-name="P11"><text:span text:style-name="T1">Core</text:span><text:line-break/>Core Gamers are very engaged across all systems, especially consoles. Higher use of Xbox 360 and PS3 than all other games segments. Most time spent gaming overall. High likelihood to acquire and purchase games. While digital game purchasing is average, they are most likely to purchase downloadable content and use micro-transactions.<text:line-break/></text:p>
        </text:list-item>
        <text:list-item>
          <text:p text:style-name="P11"><text:span text:style-name="T1">Casual </text:span><text:line-break/>Initially these were on platforms that were considered more accessible than consoles, such as a web browser, social media platform or mobile devices and are generally characterised by their simplicity. <text:line-break/><text:line-break/>An increasing dominance of casual games in the console market with titles such as Wii Sports, Kinect Adventures and Zumba Fitness.<text:line-break/><text:line-break/>Broad demographic, most likely to use Wii for gaming. Also involved with PC gaming and higher incidence of “kid system” use = e.g., Leapfrog Leapster, etc. Game acquisition is on par with average. PC use is primarily for casual games (card, puzzle, word, etc..). The number of games personally purchased is low, vast majority prefer free games.<text:line-break/><text:soft-page-break/></text:p>
        </text:list-item>
        <text:list-item>
          <text:p text:style-name="P11"><text:span text:style-name="T1">Social</text:span><text:line-break/>These games aim to utilise the connectiviy of the platforms to drive both gameplay and revenue, often through the use of micro-transactions.<text:line-break/><text:line-break/>The popularity of Facebook and the simple nature of the games have ensured that games like Farmville and Citville have become phenomenally successful with tens of millions of players.<text:line-break/><text:line-break/>24% of internet users say they play social games regularly. The typical social games is female and 43 years old. 58% of all social gamers are female with just 6% of all social gamers aged 21 or younger. This suggests an interesting market sector and represents “a huge opportunity to reach hundreds of millions of consumers who historically do not play games. <text:line-break/></text:p>
        </text:list-item>
        <text:list-item>
          <text:p text:style-name="P11"><text:span text:style-name="T1">Mobile</text:span> <text:line-break/>Games played on a mobile phone, PDA, smartphone, handheld computer or portable media player. Although mobile games started in the mid-1990s it is the advent of the smartphone, and specifically Apple's iOS and Google's Android enabled devices that have helped the recent boom.<text:line-break/><text:line-break/>Gamer demographic is defined mainly by use of mobile devices (phones and other) for gaming. With particular emphasis on i-devies. Overall time spent gaming on mobile devices is half of total gaming time. Relatively high number of digital games purchased (app stores and in-app purchases). Market has overcome difficulty of getting people to download. <text:line-break/></text:p>
        </text:list-item>
        <text:list-item>
          <text:p text:style-name="P11"><text:span text:style-name="T1">Cloud</text:span> <text:line-break/>The most recent development has been the advent of the cloud to digitally distribute and stream content to the players' computers televisions or consoles directly. As the majority of the code processing and video rendering are undertaken on the server-side as opposed to the client-side, this should allow the consumer to play any game on any system.<text:line-break/><text:line-break/>Cloud or Digital Gamers are engaged in a variety of gaming, from PC to mobile, console to portable, online and offline. Their focus is on digital acquisition. Heaviest game acquirers of all segments. Also highest number of digital games acquired. More than others, they like the immediate access that digital provides. </text:p>
        </text:list-item>
      </text:list>
      <text:p text:style-name="P8">Statistics</text:p>
      <text:p text:style-name="Standard"/>
      <text:list xml:id="list3306091109142908997" text:style-name="L6">
        <text:list-item>
          <text:p text:style-name="P4"><text:span text:style-name="T1">Mobile gaming in the USA</text:span><text:span text:style-name="T1"><text:note text:id="ftn1" text:note-class="footnote"><text:note-citation>3</text:note-citation><text:note-body><text:p text:style-name="Standard"><text:span text:style-name="T1"><text:s/></text:span><text:span text:style-name="T2">Newzoo consumer research and Distimo data in Q1 2012</text:span></text:p></text:note-body></text:note></text:span><text:line-break/><text:line-break/>101 million players (+34%YoY) <text:line-break/>37 Million players (+35%YoY)<text:line-break/><text:line-break/><text:span text:style-name="T1">Share of iOS and Android Revenues for tip 200 grossing games in iPad, iPhone en Android stores.</text:span><text:span text:style-name="T1"><text:note text:id="ftn2" text:note-class="footnote"><text:note-citation>4</text:note-citation><text:note-body><text:p text:style-name="Standard"><text:span text:style-name="T1"><text:s/></text:span><text:span text:style-name="T2">Newzoo/distimo monthly iOS/Android Revenue and download data (March 2012)</text:span></text:p></text:note-body></text:note></text:span><text:span text:style-name="T1"> </text:span><text:line-break/><text:soft-page-break/>Android Playstore: 16% . In store purchase accounted for 91%<text:line-break/>iPad appStore: 30% <text:s/>----------In store purchases accounted for 91%<text:line-break/>iPhone/iPod appStore: 54% --(See above statistic for app store in store purchases)<text:line-break/></text:p>
          <text:p text:style-name="P4"><text:span text:style-name="T1">Devices Used by Mobile Gamers and the number of iPhone and iPad gamers.</text:span><text:span text:style-name="T1"><text:note text:id="ftn0" text:note-class="footnote"><text:note-citation>5</text:note-citation><text:note-body><text:p text:style-name="Standard"><text:span text:style-name="T1"><text:s/></text:span><text:span text:style-name="T2">Newzoo 2012 National Gamers Surverys / Newzoo Data Explorer (March 2012)</text:span></text:p></text:note-body></text:note></text:span><text:span text:style-name="T1"> <text:line-break/></text:span><text:span text:style-name="T2">Regular Phone: 18 million (18%)<text:line-break/>Smart Phone : 68 million (68%). <text:s/>iPhone accounts for 19 million.</text:span></text:p>
        </text:list-item>
      </text:list>
      <text:p text:style-name="Standard"><text:span text:style-name="T2"><text:tab/>Tablet: 21 million (21%). iPad accounts for 13 million.<text:line-break/><text:tab/>iPod Touch: 18 million (18%)</text:span></text:p>
      <text:p text:style-name="Standard"><text:span text:style-name="T1"/></text:p>
      <text:list xml:id="list2509604856748751845" text:style-name="L7">
        <text:list-item>
          <text:p text:style-name="P6">The video games industry generates more than $50 billion a year<text:note text:id="ftn3" text:note-class="footnote"><text:note-citation>6</text:note-citation><text:note-body><text:p text:style-name="P1"><text:s text:c="2"/>EEDAR Analyst Services</text:p></text:note-body></text:note><text:line-break/>In 2011 - $74 Billion<text:line-break/>In 2012 - $84 Billion<text:line-break/></text:p>
        </text:list-item>
        <text:list-item>
          <text:p text:style-name="P6">32.9 million UK game players<text:line-break/></text:p>
        </text:list-item>
        <text:list-item>
          <text:p text:style-name="P6"><text:span text:style-name="T1">Global Hardware Totals</text:span><text:line-break/>Wii – 96.6 million (41.8%)<text:line-break/>Xbox 360 – 68.2 million (29.5%)<text:line-break/>PS3 – 66.3 million (28.7%)<text:line-break/>3DS – 20.1 million (87.6%)<text:line-break/>PSVita – 2.8 million (12.4%)<text:line-break/></text:p>
        </text:list-item>
        <text:list-item>
          <text:p text:style-name="P6"><text:span text:style-name="T1">Social Games: Who are the most active players?</text:span><text:span text:style-name="T1"><text:note text:id="ftn8" text:note-class="footnote"><text:note-citation>7</text:note-citation><text:note-body><text:p text:style-name="Footnote">Global Web Index</text:p></text:note-body></text:note></text:span><text:line-break/>Divorced/Widowed: 63%<text:line-break/>Users working in media, marketing, advertising: 57%<text:line-break/>Users with 3 kids or more: 56^<text:line-break/>Decision makers: 54%<text:line-break/>Most active social web users (4 or more hours online a day): 53%<text:line-break/>Users with 2 kids: 50%<text:line-break/>Women: 50 %<text:line-break/>Web users playing social games (average proportion): 46%<text:line-break/></text:p>
        </text:list-item>
        <text:list-item>
          <text:p text:style-name="P6">Gaikai – Bought by Sony for $380 million - July 2012<text:line-break/></text:p>
        </text:list-item>
        <text:list-item>
          <text:p text:style-name="P6">OnLive lays off all employees, assets sold to new company – August 2012<text:line-break/></text:p>
        </text:list-item>
      </text:list>
      <text:p text:style-name="P8">Quotes</text:p>
      <text:p text:style-name="P5"/>
      <text:list xml:id="list6588062987048227873" text:style-name="L8">
        <text:list-item>
          <text:p text:style-name="P7">“Everything is shifting all at once and that is what makes this so disorienting. The demographics are shifting, the platforms are shifting, the business models are shifting. Cultures are shifting.”<text:note text:id="ftn4" text:note-class="footnote"><text:note-citation>8</text:note-citation><text:note-body><text:p text:style-name="Footnote">Sims creator Will Wright</text:p></text:note-body></text:note><text:line-break/></text:p>
        </text:list-item>
        <text:list-item>
          <text:p text:style-name="P7">“One of his (David Cameron) senior advisers says the P spends “a crazy, scary amount of <text:soft-page-break/>time playing Fruit ninja on his iPad”<text:note text:id="ftn5" text:note-class="footnote"><text:note-citation>9</text:note-citation><text:note-body><text:p text:style-name="Footnote">The Telegraph</text:p></text:note-body></text:note><text:line-break/></text:p>
        </text:list-item>
        <text:list-item>
          <text:p text:style-name="P7">“I wouldn't describe myself as a gamer and I was never very good at games...But now I'm starting to play games again. Partly, obviously, because I'm the games minister, but actually it's become something I do with my son, who's not yet five. It's a very good example of why on one hand games have this image of solitary people who antisocial, whereas my and I started off with Angry Birds and now we've moved on to Plants Vs Zombies. Its a game that I'm really quite enjoying = to the extent that I now surreptitiously play it by myself when my wife's gone to bed! I've also got myself a Wii, and I play Mario Kart.<text:note text:id="ftn6" text:note-class="footnote"><text:note-citation>10</text:note-citation><text:note-body><text:p text:style-name="Footnote">Ed Vaizey, Minister for Culture, Communications and Creative Insights</text:p></text:note-body></text:note><text:line-break/></text:p>
        </text:list-item>
        <text:list-item>
          <text:p text:style-name="P7">“I think there is a world market for maybe five computers”<text:note text:id="ftn10" text:note-class="footnote"><text:note-citation>11</text:note-citation><text:note-body><text:p text:style-name="Footnote">Thomas Watson 1943</text:p></text:note-body></text:note><text:line-break/></text:p>
        </text:list-item>
        <text:list-item>
          <text:p text:style-name="P7">“640k ought to be enough (memory) for anybody”<text:note text:id="ftn11" text:note-class="footnote"><text:note-citation>12</text:note-citation><text:note-body><text:p text:style-name="Footnote">Bill Gates 1981</text:p></text:note-body></text:note><text:line-break/></text:p>
        </text:list-item>
        <text:list-item>
          <text:p text:style-name="P7">“The video games industry is recession proof”<text:note text:id="ftn12" text:note-class="footnote"><text:note-citation>13</text:note-citation><text:note-body><text:p text:style-name="Footnote">Anita Frazier 2007</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ML1"/>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list xml:id="list2548582547212161813" text:style-name="ML1">
          <text:list-item>
            <text:p text:style-name="MP1">0901264<text:tab/>Game Professional Awareness Notes<text:tab/>Jonathan Jones</text:p>
          </text:list-item>
        </text:list>
      </style:header>
      <style:footer>
        <text:p text:style-name="Footer"><text:tab/><text:tab/>pg<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Jones</meta:initial-creator>
    <meta:creation-date>2012-09-27T08:31:34.70</meta:creation-date>
    <dc:date>2012-09-27T10:46:00.99</dc:date>
    <dc:creator>Jonathan Jones</dc:creator>
    <meta:editing-duration>PT1H27M7S</meta:editing-duration>
    <meta:editing-cycles>10</meta:editing-cycles>
    <meta:generator>OpenOffice.org/3.4.1$Win32 OpenOffice.org_project/341m1$Build-9593</meta:generator>
    <meta:document-statistic meta:table-count="0" meta:image-count="0" meta:object-count="0" meta:page-count="5" meta:paragraph-count="61" meta:word-count="1275" meta:character-count="7469"/>
  </office:meta>
</office:document-meta>
</file>